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0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hor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hornweg ung. 1-65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bert-Einstein-Str. ger. 2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bert-Einstein-Str. ung. 1-2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bert-Einstein-Str. ung. 49 ; ger. 42-4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bert-Wilkening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exander-Klei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fred-Hirschmei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 nach Glienicke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 nach Glienicke ung. 15-1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 nach Glienicke ung. 21-8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 nach Sanssouci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str. ung. 1-7 ; ger. 2-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leestr. ung. 9-13 ; ger. 8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t Döberitz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t Drewit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t Nowawes ung. 31-39 ; ger. 22-3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t Nowawes ung. 41-107 ; ger. 40-1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ter Königs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ter Markt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ter Tornow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ter Wei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tes Bahnwerk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ltes Ra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lthoff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ltstadtblick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alten Dor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Alten Markt ung. 1-9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alten Mörtelwerk ung. 1-3A ; ger. 2-8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alten Mörtelwerk ung. 9-23 ; ger. 10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Angelhak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Anger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Babelsberger Park 1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Bahn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Bassi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Blinker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Böttcherber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Brunn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Buchhorst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Bürohochhaus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Drachenberg ung. 1 ; ger. 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Eichenhai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Fen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Fenn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Föhrenha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Försteracker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Friedhof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Fried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Friedrichspar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art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ehöl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Golfpla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olmer Wei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roßen Herz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roßen H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rünen Gitter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Grünen Gitter ung. 1 ; ger. 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Grünen Gitter ung. 3-11 ; ger. 6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Grünen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Gutstor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Hämph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Han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Havelblick ung. 1-5A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Heine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Hirtengraben ung. 1-9A ; ger. 2-8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Hirtengraben ung. 11-1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Hirtengraben ung. 21-3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Kanal Marquar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anal ung. 1-5B ; ger. 2-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Kanal ung. 55-73 ; ger. 54-7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Kanal ung. 7-53 ; ger. 8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Kirch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irchblic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lubhaus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Konsumpla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rampnitz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rongu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Küss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Langen 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Lehnitz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Luftschiffhaf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Lustgartenwal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Meedeh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Mittelbusch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Moosfenn ung. 1 ; ger. 2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Moosfenn ung. 3-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Moosfenn ung. 33 ; ger. 20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Mühle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Neuen Garten ger. 2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Neuen Garten ung. 1 -31B; ger. 6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Neuen Garten ung. 33-51 ; ger. 32A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Neuen Markt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Neuen Palais ung. 1-7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Neuen Tornow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Nuthetal ger. 10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Nuthetal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Palais Lichtenau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Pappelgru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Par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Parkpla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Pfingstberg ung. 1-43 ; ger. 2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Phloxgart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Plantagenhaus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Raubfang ger. 2-1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Raubfang ung. 1 -11; ger. 1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Raubfang ung. 19 -25; ger. 1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Reh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Reiherbusch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Sand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chlah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chlangenfenn ung. 1-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chlangenfenn ung. 11-49 ; ger. 2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chlangenfenn ung. 51-8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chlänitz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chragen ung. 1-57 ; ger. 2-7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eeblic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ilbergrab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peicher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pitzen 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Sportplatz ung. 1-29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Sportplatz ung. 31-49 ; ger. 32-4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Springbruch ger. 2-3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tadtrand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tadtrand ung. 1-23 ; ger. 4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tadtrand ung. 25-59 ; ger. 26-6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tellwerk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Stinth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Tempel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Upstall ung. 1-9 ;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Upstall ung. 11-15 ; ger. 10-3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Upstallgrab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Urnenfel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Vogelher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Wald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m Waldfried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Waldra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Wei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Weißen 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Wiesenrand ung. 3-3A ; ger. 2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Wildpark ung. 1-5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m Windmühle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Zachels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 Zern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se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selwink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ts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undsenstr. ung. 1-1F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undsenstr. ung. 13A-27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undsenstr. ung. 1G ; ger. 2-26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undsenstr. ung. 29-39 ; ger. 28-6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mundsenstr. ung. 5-13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n Eisbergstück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n Gärt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n Kopfweid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n Leddig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n Windmühl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Alten Brauerei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alten Kreis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Alten Zauche ger. 2-2E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Alten Zauche ger. 24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Alten Zauche ger. 4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Alten Zauche ung. 45 ; ger. 30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Bah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Birnenplantag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Brauerei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Einsiedelei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Eisenbahnbrü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Fährwies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Jubeli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Kirche ung. 1-151D ; ger. 2-9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Kornmühl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Obstplantag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Orangerie 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Orangerie ung. 3-5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Parforceheid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Pirschheide ung. 11 ; ger. 20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Pirschheide ung. 41 ; ger. 36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Roten Kasern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Sandscholle ger. 2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Sandscholle ger. 32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Sandscholle ung. 3-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Sporthall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Sternwart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 der Vogelwies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Vorderkapp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 der Windmühl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 der Wubli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german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glerkoloni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hal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nnemarie-Wolff-Pla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nni-von-Gottberg-Str. ung. 1-9 ;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nni-von-Gottberg-Str. ung. 11-13 ; ger. 6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pfe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sta-Nielse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Auf dem Kiewitt ung. 1 -3; ger.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f dem Kiewitt ung. 21-41 ; ger. 20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f dem Kiewitt ung. 7-15 ; ger. 6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gust-Bebel-Str.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gust-Bebel-Str. ung. 11-89F ; ger. 6-8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gust-Bi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August-Bonnes-Str. ung. 1-1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Ausbau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belsberger Str. ung. 21-23A ; ger. 2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belsberger Str. ung. 25-37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belsberger Str. ung. 5 ; ger. 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berow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äck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ahnhofstr.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hnhofstr. ung. 1-41 ; ger. 124-126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hnhofstr. ung. 101-115 ; ger. 102-1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hnhofstr. ung. 127 ; ger. 2-4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aldu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artholomäus-Neuman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ssewitz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umhaselring ung. 1-109 ; ger. 2-164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umhaselring ung. 111-123 ; ger. 166-198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umschulenweg ger. 6A-6E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umschulenweg ung. 1-7C ; ger. 2-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aumschulenweg ung. 9-19 ; ger. 8A-1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ebraer Str. 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braer Str. ung. 1-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ethoven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etz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lertstr. ung. 1-3A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lertstr. ung. 13-31 ; ger. 14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lertstr. ung. 33-43 ; ger. 34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lertstr. ung. 45-45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lertstr. ung. 5-11D ; ger. 4A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ringstr. ger. 54-9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ringstr. ung. 1-29 ; ger. 4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hringstr. ung. 31-91 ; ger. 26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llavite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ndastr. ung. 1-5 ; ger. 2-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ndastr. ung. 7-11 ; ger. 8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nker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nz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gholzer 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rgstr. Groß Glienicke ung. 35-51 ; ger. 40-6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ergstr. Groß Glienicke ung. 5-33 ; ger. 12-3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erliner Str. ung. 113-139 ; ger. 114-13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liner Str. ung. 141-155 ; ger. 10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liner Str. ung. 21-25 ; ger. 140-1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liner Str. ung. 27-41A ; ger. 26A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liner Str. ung. 43-111 ; ger. 44-1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nh.-Kellerman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rtha-v.-Suttn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tini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tini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ertolt-Brecht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ttina-von-Arnim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ey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iberkie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ib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ienenwink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lly-Wilder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insen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irkenhügel ger. 10-12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rkenhügel ung. 1-3 ; ger. 2-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rk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irkenweg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rn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rnenweg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isamkiez ger. 2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isamkiez ung. 1 -11; ger. 10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isamkiez ung. 101-11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isamkiez ung. 13-45 ; ger. 26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lum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lumenweg ger. 2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lumenweg Marquar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lumenweg ung. 1-2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öckli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ollmannstei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randenburger Str. ung. 1-13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ndenburger Str. ung. 15-27 ; ger. 16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ndenburger Str. ung. 29-33 ; ger. 28A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ndenburger Str. ung. 35-41 ; ger. 34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ndenburger Str. ung. 43-65 ; ger. 44-6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ndenburger Str. ung. 67-71 ; ger. 66-7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u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auhausberg ung. 1-15 ; ger. 24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rauhausberg ung. 21 ; ger. 20-20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rauhausberg ung. 25-35 ; ger. 10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rauman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reite Str. ger. 24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eite Str. ung. 1-5Z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eite Str. ung. 25-2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eite Str. ung. 7-23 ; ger. 2-2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eit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rentanoweg ung. 1-9 ; ger. 2-6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entanoweg ung. 11-13 ; ger. 10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ombeersti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runo-H.-Bürgel-Str. ung. 1 ; ger. 4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uno-H.-Bürgel-Str. ung. 17-4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uno-H.-Bürgel-Str. ung. 3-1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uno-H.-Bürgel-Str. ung. 49-71 ; ger. 54-8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runo-Taut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ullenwink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Burgstr. ung. 1-33 ; ger. 2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Büring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Bussard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Caputher Heuweg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aputher Heuweg ung. 1-6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arl-Christian-Horvath-Str. ger. 2-1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Carl-Christian-Horvath-Str. ung. 1-13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Carl-v.-Ossietzky-Str. ung. 1-13 ; ger. 30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arl-v.-Ossietzky-Str. ung. 15-27 ; ger. 16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arl-v.-Ossietzky-Str. ung. 29-37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es-Tellier-Plat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Charlottenstr. 7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1-15 ; ger. 116-1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117-127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17-33 ; ger. 16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47-67 ; ger. 46-6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79 ; ger. 70-7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81-89 ; ger. 74-8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91-93 ; ger. 90-9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arlottenstr. ung. 95-115 ; ger. 94-1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ile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hopin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hristophorus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Clara-Schumann-Str. ger. 2-22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lara-Schumann-Str. ung. 1-2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lara-Schumann-Str. ung. 23 -25; ger. 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Clara-Zetkin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oncordia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Conrad-Veidt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aimlerstr. ger. 14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aimlerstr. ung. 1-3 ; ger. 6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aimlerstr. ung. 5-11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amaschke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avid-Gilly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ennis-Gabo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iana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ieselstr. ger. 48-6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ieselstr. ung. 1-17 ; ger. 2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ieselstr. ung. 53-61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öberitzer Str. ung. 1-2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öberitzer Str. ung. 29-95 ; ger. 2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ohl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omstr. ger. 2-5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mstr. ung. 1-39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narstr. 1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narstr. ger. 34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narstr. ung. 1-13 ; ger. 2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rfstr. Grub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orfstr.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orothea-Schneider-Str. ger. 8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orothea-Schneider-Str. ung. 1-9 ; ger. 2-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orothea-Schneider-Str. ung. 11A-13 ; ger. 14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ortustr. ung. 1-17 ; ger. 58-7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rtustr. ung. 19-35 ; ger. 18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rtustr. ung. 37-45A ; ger. 36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rtustr. ung. 47-57 ; ger. 46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ortustr. ung. 59-73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Drei Mohr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revesstr. ung. 1-27 ; ger. 40-6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vesstr. ung. 29-39 ; ger. 28-3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vesstr. ung. 41-63 ; ger. 2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witzer Str. 22 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witzer Str. ung. 1 ; ger. 2-2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witzer Str. ung. 23-37 ; ger. 24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witzer Str. ung. 3-21 ; ger. 4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ewitzer Str. ung. 39-51 ; ger. 38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Drif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rosse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Dür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beresch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bereschenweg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brä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ckstei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d.-v.-Winterstein-Str. ger. 2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d.-v.-Winterstein-Str. ung. 1-1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disonalle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duard-Claudius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duard-Engel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hrenpfortenber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hrenpfortenbergstr.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berg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ichelkamp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allee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allee ung. 1-35 ; ger. 2-3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ring ung. 1-41 ; ger. 6-5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ring ung. 43-51 ; ger. 60-9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weg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ichenweg ung. 1-3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isenhartstr. ung. 1-23 ; ger. 2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leonore-Prochaska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lisen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ltest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mil-Jannings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rich-Arendt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ich-Engel-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ich-Mendelsohn-Allee 7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ich-Mendelsohn-Allee ger. 6-1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ich-Mendelsohn-Allee ung. 3-2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ich-Mendelsohn-Allee ung. 31-9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ich-Pommer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ich-Weinert-Str. ung. 1-3 ;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ich-Weinert-Str. ung. 5-71 ; ger. 8-10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lenhof ger. 10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lenhof ung. 1-23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lenhof ung. 25-57 ; ger. 24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nst-Lubitsch-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Ernst-Thälman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rwin-Barth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sch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spengru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Esplanad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Eulenkamp ung. 1-17 ; ger. 2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ahrländer 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hrländer Chaus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hrländer Damm ung. 1-11 ; ger. 2-14D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hrländ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äh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äh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lkenhorst ung. 1-17 ;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alkenhorst ung. 19-25 ; ger. 14-3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alkn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sanen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asan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eld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eldweg Grub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euerbachstr. ung. 1-25 ; ger. 34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euerbachstr. ung. 29-33 ; ger. 30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euerbachstr. ung. 35-43 ; ger. 2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ichtenalle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ichtestr. ung. 1-7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ilchnerstr. ung. 1-11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ilchnerstr. ung. 13-43 ; ger. 14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ilchnerstr. ung. 47-59 ; ger. 42-6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inkenweg Marquar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inkenweg ung. 1-3 ; ger. 1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inkenweg ung. 11-15 ;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inkenweg ung. 5-9A ; ger. 6-8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intelman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lied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lorastr. ung. 1-49 ; ger. 2-3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lorastr. ung. 53-75 ; ger. 38-5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lotowstr. ger. 4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lotowstr. ung. 1-3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ontan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ontanestr. Neu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orellenspru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orst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örst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ors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anz-Mehring-Str. ung. 1-19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anz-Mehring-Str. ung. 21-65 ; ger. 54-6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anzösische 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eiheit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reiligrath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eundschaftsinse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hofsgasse ger. 2-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hofsgasse ung. 1-1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Ebert-Str. 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bert-Str. ung. 105-121 ; ger. 106-12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bert-Str. ung. 49-71 ; ger. 50-7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bert-Str. ung. 5-7 ; ger. 4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bert-Str. ung. 73-103 ; ger. 72-10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bert-Str. ung. 9-47 ; ger. 10-4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ngels-Str. ung. 1-15 ; ger. 80-10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Engels-Str. ung. 17-23 ; ger. 18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Engels-Str. ung. 25-55 ; ger. 26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Engels-Str. ung. 99-103 ; ger. 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Holländ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Klausing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Kunert-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riedrich-List-Str. 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List-Str. ung. 5-11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edrich-W.-Murnau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Wilhelm-Boelcke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Wolf-Str. ung. 1-7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drich-Wolf-Str. ung. 9-11 ; ger. 10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es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tz-Encke-Str. ung. 7 ; ger. 8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ritz-Lang-Str. ger. 10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tz-Lang-Str. ung. 1-17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ritz-Rumpf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tz-von-der-Lancken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ritz-Zubeil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uchs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Fuldaer 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Fultonstr. ger. 14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Fultonstr. ung. 1-21 ; ger. 2-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.-W.-Pabst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lte Mühl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lter Tornow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Am Drache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m Großen Herz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m Hirtengrab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Am Jungfernse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m Lindstedter Tor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m Panne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m Schla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m Sport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m Weißen 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n d. Katharinenhol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n den Esch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n der Alten Zauch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An der Amunds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Angergru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Anglerwies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Babelsberg 1912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abelsberg-Nor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eerenbusch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Berg auf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erliner Vorstadt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irkenhai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irnbaumend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Bornstedter Fel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Eintrach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Erlengrund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Freie Scholl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Geschwister Schol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Glück Auf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Grüner Winke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Habich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Hans-Sachs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Hinzenber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Hoffnun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Im Gru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Kanalbrü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Käthe Kollwit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Katzensäul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Klein Sanssouci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Klein-Glienick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Krähenbusch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Kurzes Fel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Lindengru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Meedeh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Moosgart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Mühlengru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Naturfreund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Nuthe-Ster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Nuthestrand 1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Nuthestrand 2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Nutheta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Oberförsterwies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Pfingstber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Reichsbah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Schäferficht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Schloß Lindste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Selbsthilf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Sonnenland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Sternschanz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Süd-West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Übergan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Uns genügts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Unverzagt Flied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Unverzagt Nor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Unverzagt Rosen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Waldwies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Werderscher 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 Wochenend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 Zum Dreiec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 Zur Schlehenhe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garinstr. ger. 2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garinstr. ung. 1-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ger. 2-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ung. 1-1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ung. 19-3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ung. 41-5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ung. 59-75 ; ger. 16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ileistr. ung. 77-8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alliner Dam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nghof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rnstr. ung. 1-21 ; ger. 2-2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rnstr. ung. 23-29 ; ger. 24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rnstr. ung. 31-39 ; ger. 30-3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artenstr. Fahrland ung. 1-19 ; ger. 2-1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rt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ärtner-Schmidt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außstr. ung. 1-61 ; ger. 2-6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eiselbergstr. ung. 1-69 ; ger. 2-7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llertstr. ung. 1A-3B ; ger. 2-4B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org-Hermann-Allee ung. 21-3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org-Hermann-Allee ung. 9-1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org-Hermann-Allee ung. 99-145 ; ger. 32-3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org-Klingenberg-Ufer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org-Sigismund-von-Oppen-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rlachstr. ger. 10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erlachstr. ung. 1-5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erlachstr. ung. 11 -49; ger. 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ersthof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rtrud-Droste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rtrud-Feiertag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ertrud-Kolmar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eschw.-Scholl-Str. ung. 1-7A ; ger. 88-9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schw.-Scholl-Str. ung. 23-35 ; ger. 22-3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schw.-Scholl-Str. ung. 37-71 ; ger. 38-72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schw.-Scholl-Str. ung. 73-87 ; ger. 74-8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schw.-Scholl-Str. ung. 89-97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eschw.-Scholl-Str. ung. 9-21 ; ger. 8-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illis-Grafström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inster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ladiol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lasmeist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lienicker Dorf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lienick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lienicker Winke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luck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lum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oethestr. ung. 3-49 ; ger. 4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oethestr. ung. 51-77 ; ger. 34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olmer Chaus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olmer Dam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olmer Ficht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ontard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ab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af-von-Schwerin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egor-Mendel-Str. ung. 1-43 ; ger. 2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enzallee ger. 4-4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enzallee ung. 1-1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enz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iebnitz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illparz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öb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oßbeerenstr. ger. 116-152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ger. 170-20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ger. 2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ger. 262-28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ßbeerenstr. ger. 344-36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ßbeerenstr. ger. 92-1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ung. 1-3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ung. 209-261 ; ger. 208-25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ßbeerenstr. ung. 265-27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ßbeerenstr. ung. 285-35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ßbeerenstr. ung. 39-73 ; ger. 38-9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beerenstr. ung. 75-20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e Fisch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e Weinmeisterstr. ung. 1-19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e Weinmeisterstr. ung. 21-35 ; ger. 20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e Weinmeisterstr. ung. 37-39 ; ger. 36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ße Weinmeisterstr. ung. 41-63F ; ger. 42-6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rotrianstr. ger. 2-3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otrianstr. ung. 9-1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rün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üner Weg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rü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ido-Seeber-Weg ger. 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uido-Seeber-Weg ung. 1-1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ünther-Simo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Gustav-Mey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utenbergstr. 3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1-5 ; ger. 104-1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103-115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35-67 ; ger. 34-6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69-85 ; ger. 68-8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7-31 ; ger. 8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enbergstr. ung. 87-101 ; ger. 88-10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Gutsgart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Guts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.-v.-Kleist-Str. ung. 1-1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.-v.-Kleist-Str. ung. 3-29A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.-v.-Kleist-Str. ung. 31-41 ; ger. 20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.-v.-Tresckow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bichthorst ger. 2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bichthorst ung. 1-1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bichtweg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bichtweg ung. 1-11 ; ger. 2-1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bichtweg ung. 21-45 ; ger. 14-4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eberli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eckelstr. ung. 1-13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eckelstr. ung. 31-59 ; ger. 30-7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inbuch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inholz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ndels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nes-Mey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nnoversche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ns-Albers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Grade-Ring ger. 2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Grade-Ring ger. 32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Grade-Ring ung. 1-17 ; ger. 60-7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Marchwitza-Ring ung. 1-3 ; ger. 40-5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Marchwitza-Ring ung. 31-5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Marchwitza-Ring ung. 7-29 ; ger. 8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ns-Sachs-Str. ung. 1-11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ns-Sachs-Str. ung. 13-27 ; ger. 14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ns-Sachs-Str. ung. 33-43 ; ger. 32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ns-Sachs-Str. ung. 45-55 ; ger. 46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ns-Thoma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aselec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selnuss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senspru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asenst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upt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up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avel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bbelstr. ung. 1-5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bbelstr. ung. 15-33 ; ger. 14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bbelstr. ung. 33A-55 ; ger. 34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bbelstr. ung. 7-11 ; ger. 6-12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chtsprung ung. 1-13 ; ger. 2-1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chtsprung ung. 17-25 ; ger. 20-2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ck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gelallee ung. 1-9 ; ger. 44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gelallee ung. 11-43 ; ger. 12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gelallee ung. 45-57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gemeister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dereiter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de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lig-Geist-Str. ung. 1-23 ; ger. 2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mrode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er-Carow-Plat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estr.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nestr. ung. 1-1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nestr. ung. 17-23 ; ger. 16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nrich-George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nrich-Heine-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inrich-Mann-Allee 10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9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ger. 106-106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ger. 120-120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ung. 1-23A ; ger. 4-24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ung. 103 -105C; ger. 10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ung. 27-57 ; ger. 26-5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Mann-Allee ung. 59-95 ; ger. 58-9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inrich-Zeining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inz-Rühmann-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inz-Sielmann-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isenber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lene-Lange-Str. ung. 1-9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lene-Lange-Str. ung. 11-19 ; ger. 10A-18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lmholtz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lmut-Just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d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Elflein-Str. ung. 1-13 ; ger. 32-3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Elflein-Str. ung. 15-23 ; ger. 16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Elflein-Str. ung. 25-31 ; ger. 26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Elflein-Str. ung. 33-37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Göritz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Kasack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Krome-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Maaß-Str. ung. 3-47B ; ger. 2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Maaß-Str. ung. 49-77 ; ger. 44-7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mann-Mächtig-Str. ger. 10-2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Mächtig-Str. ger. 4-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Mattern-Promenade ung. 1-39 ; ger. 8-3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Mattern-Promenade ung. 61-119 ; ger. 32-1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-Muthesius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rmann-Struve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mannswerder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rta-Hammerbacher-Str. ung. 13-27 ; ger. 8-2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ta-Hammerbacher-Str. ung. 3 ; ger. 2-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rtha-Thiele-Weg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rtha-Thiele-Weg ung. 1-1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ertha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erzber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ess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iroshima-Nagasaki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istorischer Obs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offbau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öh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her 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lzmark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rst-Bienek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orstweg 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rstweg 9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orstweg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rstweg ger. 98-10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orstweg ung. 1-47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orstweg ung. 105 -109; ger. 9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orstweg ung. 53-5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orstweg ung. 93 ; ger. 8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Hubertusdamm ung. 1-23 ; ger. 4-24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bertusdamm ung. 27-47 ; ger. 24B-50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bertusdamm ung. 49-7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ügelweg ung. 1-55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ügelweg ung. 71-73 ; ger. 2-74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u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Humboldtring 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mboldtring ger. 12-12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mboldtring ger. 14-12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mboldtring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mboldtring ung. 1-7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Humbold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Apfelgart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m Bogen ung. 1-17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Bogen ung. 19-27 ; ger. 20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Französischen Quartier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Hirsch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m Königswal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m Neuen Garten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Nikolaiquartier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Par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m Park Sanssouci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Schäferfeld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Im Staudenhof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Wildpark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m Winkel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mmense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In den Neuen Höfen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In der Aue ung. 13-31A ; ger. 8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In der Aue ung. 35-61 ; ger. 38-6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In der Feldmar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n der Heid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nsel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Interessent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soldestr. ung. 1-27 ; ger. 4-2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Isoldestr. ung. 29-43 ; ger. 30-4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Jagdhausstr. 3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agdhausstr. ung. 1-33 ; ger. 4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ägerallee ger. 20-2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allee ung. 1-15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allee ung. 19 ; ger. 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allee ung. 23-27 ; ger. 24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allee ung. 29-39 ; ger. 28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stei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str.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Jägerstr. ung. 1-15 ; ger. 22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str. ung. 17-21 ; ger. 18-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ägerstr. ung. 23-41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ah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akob-von-Gundling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Jochen-Kleppl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Joe-May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oh.-R.-Becher-Str. ung. 1-27 ; ger. 66-7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oh.-R.-Becher-Str. ung. 29-65 ; ger. 30-6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oh.-R.-Becher-Str. ung. 65A-77 ; ger. 2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ohann-Goercke-Alle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ohann-Strauß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ohanna-Just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ohannes-Kepler-Plat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ohannes-Lepsius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Johanns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oliot-Curie-Str. ger. 18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oseph-v.-Sternberg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Julius-Posener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Jut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hlenbergstr. ung. 1-5 ; ger. 2-4C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hlenbergstr. ung. 7-9 ; ger. 6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iser-Friedrich-Str. ung. 1-21 ; ger. 96-14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iser-Friedrich-Str. ung. 23-95 ; ger. 24-9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iser-Friedrich-Str. ung. 97-147 ; ger. 2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mbly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ana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ntstr. ung. 1-9 ; ger. 26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ntstr. ung. 11A-15D ; ger. 14-14D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ntstr. ung. 17-23 ; ger. 16A-24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ntstr. ung. 25-33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en-Jeppe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rl-Foerster-Str. ung. 1-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arl-Gruhl-Str. ung. 1-15 ; ger. 44-6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Gruhl-Str. ung. 17-41 ; ger. 18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Gruhl-Str. ung. 43-65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Krieg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rl-Liebknecht-Str.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rl-Liebknecht-Str. ung. 1 -3; ger. 1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101-125 ; ger. 100-1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11-69 ; ger. 12-5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127-137 ; ger. 128-13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139 -139B; ger.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5-9 ; ger. 4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Liebknecht-Str. ung. 91-99 ; ger. 90-9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Marx-Str. ung. 1-5B ; ger. 64-7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Marx-Str. ung. 27-35B ; ger. 26-34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Marx-Str. ung. 41-61 ; ger. 40-6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Marx-Str. ung. 63-73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l-Marx-Str. ung. 9-25 ; ger. 6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roline-Schulze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artzower Dorf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stanienallee ung. 1-11 ; ger. 32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stanienallee ung. 13-31 ; ger. 12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stanienallee ung. 33-39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astani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atharinastr. ung. 3-39 ; ger. 4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atharinenholz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äthe-Kollwitz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äuzchen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äuzchenweg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eller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etziner Str. ung. 1-27 ; ger. 40-6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etziner Str. ung. 29-39J ; ger. 28-38H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etziner Str. ung. 41-61B ; ger. 2-2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fernring ger. 10-9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iefernring ung. 1-29 ; ger. 4-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iefernring ung. 31-63 ; ger. 98-10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ienhorststr. ung. 1A-3A ; ger. 6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nhorststr. ung. 3B-3F ; ger. 4-4F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nhorststr. ung. 5-7 ; ger. 2-2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penheuerallee 2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penheuerallee 5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penheuerallee ung. 11-2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tz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ez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irchstr. ung. 1-57 ; ger. 2-6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irschallee 17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rschallee ung. 1-31A ; ger. 128-17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rschallee ung. 129-177 ; ger. 2-3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rschallee ung. 33-127 ; ger. 34-12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rschensti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irsch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labauterman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ladow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leewall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leib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leine Fisch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leine Gass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leine 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leine Weinmeist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lopstock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nobelsdorffstr. ung. 1-7 ; ger. 2-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nobelsdorffstr. ung. 9-47 ; ger. 10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öhler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hlhasenbrücker Str. ger. 100-10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hlhasenbrücker Str. ung. 1-13B ; ger. 2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hlmeis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olonie Daheim ung. 1-37 ; ger. 2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lonie Eigenland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nrad-Wachsman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onrad-Wolf-Allee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nrad-Wolf-Allee ung. 1-2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nrad-Wolf-Allee ung. 23-45 ; ger. 14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nrad-Wolf-Allee ung. 47-63 ; ger. 26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onrad-Zuse-Rin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nsumhof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pernikusstr. ger. 2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pernikusstr. ung. 1-31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pernikusstr. ung. 33-5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örn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ossät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ottmeier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rampnitz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rampnitz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reuzstr. ung. 1-7B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reuzstr. ung. 9-15 ; ger. 8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rumme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uckucksru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uhfortdam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uhforter Damm Eich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Kuhforter Damm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unersdorfer Str. ung. 1-25 ; ger. 2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unersdorfer Str. ung. 27-37 ; ger. 26-3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urfürstenstr. ung. 1-17 ; ger. 36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urfürstenstr. ung. 19-35 ; ger. 20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urfürstenstr. ung. 49-53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urt-von-Plettenberg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Kurze 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üssel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Kutsch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andhausstr. ung. 1-11 ; ger. 2-10B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ange Brücke 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ange Brücke ung. 1 ; ger.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anghans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ank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aplaceri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aub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eibl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ibnizri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eipziger Str. ung. 1-11 ; ger. 52-6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eipziger Str. ung. 19-47 ; ger. 14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eipziger Str. ung. 51-65 ;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eistikowstr. ung. 1-3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iter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endel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ennestr. 8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nnestr. ung. 1-7A ; ger. 82-8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nnestr. ung. 47-79 ; ger. 46-8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nnestr. ung. 81-83 ; ger. 2-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nnestr. ung. 9-45 ; ger. 10-44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onardo-da-Vinci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rchensteig ung. 1-25B ; ger. 2-40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erchensteig ung. 27-55 ; ger. 42-4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essingstr. ung. 1-27 ; ger. 2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essingstr. ung. 29-51 ; ger. 32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efelds Grund ung. 1-21 ; ger. 4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iefelds Grund ung. 23-2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ilian-Harvey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lienthalstr. ung. 1-29 ; ger. 2-4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inden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indengrund ung. 1-29 ; ger. 2-2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indenstr.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indenstr. ung. 1-9 ; ger. 2-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ndenstr. ung. 11-15 ; ger. 10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ndenstr. ung. 17-33 ; ger. 18-34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ndenstr. ung. 35-51 ; ger. 36-5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ndenstr. ung. 53-65 ; ger. 52-6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indstedter Chaus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indstedt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isdor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ise-Meitner-Str. ung. 1-25 ; ger. 2-28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ise-Meitner-Str. ung. 27-29 ; ger. 30-3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rtzing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tte-Pulewka-Str. ger. 4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tte-Pulewka-Str. ung. 11-2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tte-Pulewka-Str. ung. 23 -43; ger. 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tte-Pulewka-Str. ung. 5-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Louis-Nathan-Alle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dwig-Boltzman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udwig-Less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Ludwig-Richter-Str. ung. 1-17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dwig-Richter-Str. ung. 19-33 ; ger. 18-3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isen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therplatz ung. 1-7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th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Luzer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.-Bartholdy-Str. ger. 2-4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.-Bartholdy-Str. ung. 3-4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.-Buber-Neuman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gnus-Zeller-Plat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imi-von-Mirbach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ngerstr. ung. 1-41 ; ger. 2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arie-Hanneman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rie-Juchacz-Str. ung. 11-15 ; ger. 22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rie-Juchacz-Str. ung. 3-9 ; ger. 2-20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ärker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lene-Dietrich-Alle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arquardter Chaussee 33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quardter Chaussee ung. 53 ; ger. 100-10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quardter Str. Ausbau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quardter Str.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quardt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rtins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u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aulbeerallee ung. 1-5 ; ger. 2-4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ax-Born-Str. ger. 10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Born-Str. ung. 1-17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Born-Str. ung. 19-2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Eyth-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x-Planck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Volmer-Str. ung. 1 -3; ger.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Volmer-Str. ung. 5-17 ; ger. 4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-Wundel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axie-Wander-Str.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xie-Wander-Str. ung. 1-9 ; ger. 6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aybachstr. ung. 1A-3B ; ger. 2A-2C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aybachstr. ung. 5-9 ; ger. 4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hlbeerenweg ung. 1-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ehlbeerenweg ung. 9-19 ; ger. 2-1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eisenweg 10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eisenweg Gol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eisenweg ung. 1 -1B; ger.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eisenweg ung. 3-13 ; ger. 4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eistersingerstr. ung. 1 ; ger. 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istersingerstr. ung. 11-17 ; ger. 1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istersingerstr. ung. 19 ; ger.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istersingerstr. ung. 3-9 ; ger. 4-10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lchior-Bauer-Str. ger. 2-3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elchior-Bauer-Str. ung. 19-3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enzel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rku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ertz-von-Quirnheim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ichendorfer Chaussee ung. 1-5 ; ger. 8-1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chendorfer Chaussee ung. 19-115A ;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chendorfer Chaussee ung. 7 ; ger. 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es-van-der-Rohe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ilanhorst ung. 1-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lanhorst ung. 9-39 ; ger. 2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lan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ildred-Harnack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itschuri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itteldamm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ittel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ittelweg 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öbel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oosglöckchenweg ger. 2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oosglöckchenweg ung. 1-2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oritz-von-Egidy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öv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ozart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Mühlendamm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ühlen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ühlenstr. ung. 1A-3 ; ger. 2-2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ühlenstr. ung. 5-23 ; ger. 4-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ühlen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üllerstr. ung. 1 -3; ger. 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üllerstr. ung. 5-11 ; ger. 4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Müll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Munthe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ansenstr. ung. 1-9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ansenstr. ung. 11-15 ; ger. 1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ansenstr. ung. 17-25 ; ger. 16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attwerd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dlitzer Hol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dlitzer Str. 1 E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dlitzer Str. ung. 1 -1D; ger. 10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dlitzer Str. ung. 15A-85 ; ger. 16A-2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dlitzer Str. ung. 1F-13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lly-Sachs-Str. ung. 1-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lly-Sachs-Str. ung. 7-17 ; ger. 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 Dorf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ue Kirschall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ue Plantag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ue Str. ung. 1-7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ue Str. ung. 7A-13 ; ger. 8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uendorfer Anger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Neuendorfer Str. 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10 D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1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ung. 1-13 ; ger. 44-7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ung. 15 D-17D; ger. 14D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ung. 35-41 ; ger. 16-4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endorfer Str. ung. 45 -73; ger. 12D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uhainholz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ewtonstr. ung. 1-15A ;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ewtonstr. ung. 19-3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ibelungen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iels-Bohr-Ri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ietnerstr. ger. 8-1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ietnerstr. ung. 1-7 ; ger. 4-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Nuthedamm ung. 1 -1B; ger. 3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uthedamm ung. 3-29 ; ger. 2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uthedamm ung. 31-3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Nuthewinkel ung. 1-13 ; ger. 2-14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bere Donarstr. 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bere Plani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bstbaum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Opole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Orenstein &amp; Koppel 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rville-Wright-Str. ger. 44-10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Orville-Wright-Str. ung. 1-19 ; ger. 2-4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Orville-Wright-Str. ung. 25-10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Oskar-Meßter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erkiez ung. 1-21 ; ger. 2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erkiez ung. 23-4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er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tto-Braun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tto-Erich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Otto-Hahn-Ri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o-Haseloff-Str. ger. 28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o-Haseloff-Str. ung. 13 -13A; ger. 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o-Haseloff-Str. ung. 15-25 ; ger. 16-24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Otto-Nagel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arener Dorf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arener Mühl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ddenpuh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etow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nnenber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ppelallee 2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ppelallee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ppelallee ung. 1-9 ;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ppelallee ung. 33-49 ; ger. 34-5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ppelhof ger. 2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rallelweg ung. 1-21 ; ger. 2-4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rk Babelsberg ung. 1-11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rk Babelsberg ung. 13 ; ger. 1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rk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rzivalstr.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rzivalstr. ung. 1-25 ; ger. 14-2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steurstr. ung. 1-17 ; ger. 28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steurstr. ung. 19-25 ; ger. 20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steurstr. ung. 27-43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trizierweg ung. 1-13 ; ger. 2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trizierweg ung. 19-39 ; ger. 18-5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trizierweg ung. 43-69 ; ger. 62-9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aul-Engelhard-Str. ung. 1-37 ; ger. 8-2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ul-Engelhard-Str. ung. 39-81B ; ger. 44-80A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aul-Neumann-Str. ger. 2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ul-Neumann-Str. ung. 5-5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ul-Neumann-Str. ung. 55-97 ; ger. 56-8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aul-Wegener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ersius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estalozzi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eter-Altmann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eter-Behrens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eter-Huchel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eter-Weiss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etri Dank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etri Hei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ierre-de-Gayette-Str. ger. 2-1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etschkerstr. 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etschkerstr. ger. 14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etschkerstr. ger. 18-4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etschkerstr.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etschkerstr. ger. 42-4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ilz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iro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lantagenhof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lantagen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lantagenstr. ung. 3-33 ; ger. 4-30F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lantag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latz der Einheit 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latz der Einheit ung. 1-11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omona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seido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sthof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otsdamer Chaussee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Chaussee Gr. Glienicke 5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Chaussee Gr. Glienicke ung. 1-31 ; ger. 2-124D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Str. Uetz-Paar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Str. ung. 1-11 ; ger. 2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Str. ung. 13-33 ; ger. 12-3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Str. ung. 163-201 ; ger. 164-20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otsdamer Str. ung. 35-107B ; ger. 36-10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rager 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riest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riesterweg ung. 1-5 ; ger. 2-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Priva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Prof.-Dr.-Helmert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uschkinallee ung. 1-17 ; ger. 2-16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Puschkinallee ung. 19-21 ; ger. 18-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Quentin-Tarantino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atsweg ung. 1-5 ; ger. 2-10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atsweg ung. 5B-9 ; ger. 1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avensberggestell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avensberg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ehspru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herbergstr. ung. 1-7 ; ger. 36-6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herbergstr. ung. 37-69 ;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herbergstr. ung. 9-35 ; ger. 10-3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h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nhold-Mohr-Ufer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einhold-Schneid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itbah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eiterweg ung. 1-11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embrand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eusenga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eut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ibbeck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bbeckweg ung. 1-11A ; ger. 2-26C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carda-Huch-Str. ger. 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icarda-Huch-Str. ung. 15-35 ; ger. 18-4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ichard-Schäf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chard-Wagner-Str. ung. 1-15 ; ger. 2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chard-Wagner-Str. ung. 19-41 ; ger. 24-3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eswerder Stich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ngstr. Neu Fahrlan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tterspor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itt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bert-Baberske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obert-Koch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binsonins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öhren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Rönsahler 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sa-Luxemburg-Str. ung. 1-11 ; ger. 26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a-Luxemburg-Str. ung. 13-25 ; ger. 14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a-Luxemburg-Str. ung. 27-41 ; ger. 2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eggerstr. ger. 2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eggerstr. ung. 1-29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ensti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senstr. ung. 1-25 ; ger. 2-6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enstr. ung. 27-5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s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senweg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ßkastanienstr. ung. 1-15 ;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ßkastanienstr. ung. 17-61 ; ger. 10-2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tdorn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tdornweg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ote-Kreuz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otkehlch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ubens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ückertstr. ung. 1-13D ; ger. 24-40B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ückertstr. ung. 15-23 ; ger. 14-2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ückertstr. ung. 25-39B ; ger. 2-1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Rud.-Breitscheid-Str. ung. 1-55 ; ger. 2-5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ud.-Breitscheid-Str. ung. 113A-233 ; ger. 112-23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ud.-Breitscheid-Str. ung. 57-85A ; ger. 56-8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udolf-Moos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uinenberg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Russische Kolonie ung. 1-13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aarmunder Str. ger. 2-4E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aarmunder Str. ung. 47-49 ; ger. 34-5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aarmunder Str. ung. 61-85 ; ger. 60-8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aarmunder Str. ung. 7-45 ; ger. 6-3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acrower Allee ger. 2A-2B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crower Allee ger. 6-8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crower Allee ung. 1-3 ; ger. 88-12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crower Allee ung. 11-12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crower Allee ung. 5 ; ger. 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lzman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ttl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atzkorner Bergstr. ung. 1-11 ; ger. 2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tzkorner Ring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tzkorn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auerbruch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adow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äfer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effelstr. ger. 20-3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effelstr. ger. 40-4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effelstr. ung. 19-2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iffbauergass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ilfhof 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ilfhof ger. 18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ilfhof ger. 2-1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ilfhof ung. 1-2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iller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ill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inkel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laatz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laatzweg ung. 1-11 ;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länitzse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legelstr. ung. 1-21 ; ger. 2-2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lehensti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loßstr. 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loßstr. ung. 1-13 ; ger. 10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lüt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midts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mid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miedegass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neid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openhauerstr. ung. 15-19 ; ger. 14-2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openhauerstr. ung. 23-45 ; ger. 24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openhauerstr. ung. 5-13 ; ger. 6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orin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ornsteinfegergasse ung. 1-5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ornsteinfegergasse ung. 7-13 ; ger. 6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räger Weg ung. 1-31 ; ger. 2-3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räger Weg ung. 45 ; ger. 46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ubert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ulplatz 1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ulplatz 7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ulplatz ung. 3-5 ; ger. 2A-6B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ulstei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ul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ulstr. Marquar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ust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lben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lb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nenalle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chwarz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rzer Weg Groß Glienick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rzer Weg Uetz-Paar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chwarzschild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chwertfeg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eburger Chaus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eepromenade ung. 1-65 ; ger. 2-6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eepromenade ung. 73-99 ; ger. 70-9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eestr. Marquard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eestr. ung. 11-31 ; ger. 12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estr. ung. 3-9 ; ger. 32-4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estr. ung. 33-45 ;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llostr. ung. 1-19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llostr. ung. 21-29 ; ger. 20-3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mmelweisstr. ung. 1-39 ; ger. 2-4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emmelweisstr. ung. 41-49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iedlu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iedlungs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iefer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iegward-Sprotte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iemensstr. ung. 1-13 ; ger. 2-3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iemensstr. ung. 15-37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latan-Dudow-Str. ung. 1 -7; ger. 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onnenland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onnentaustr. ger. 2-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onnentaustr. ung. 1-2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onn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pecht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perberhorst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perb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piel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pindelstr. ung. 1-7 ; ger. 2-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pindelstr. ung. 11 ; ger. 10-1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pitzweggass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pornstr. ung. 1-5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-Anna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adtheid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ahnsdorfer Str. ung. 1-75 ; ger. 4-46C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ahnsdorfer Str. ung. 79-129 ; ger. 48-156C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aud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echlinweg gesamt 1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eife Bris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einstr. ung. 1-27A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einstr. ung. 39-5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instr. ung. 59-85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instr. ung. 95-105 ; ger. 44B-10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phenso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erncenter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2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1-17 ; ger. 64-8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21-27 ; ger. 20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29A-29B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31-37 ; ger. 30-3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39-53 ; ger. 40-52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53A-61 ; ger. 54A-6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ernstr. ung. 63-81 ; ger. 2-18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Stichkana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ift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orchen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ormstr. 53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ormstr. ung. 1-5 ; ger. 12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ormstr. ung. 11-51 ; ger. 2-6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ormstr. ung. 7 -9; ger. 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rand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randweg Grub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raße des Friedens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raße zum Bahn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Stubenrauch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Stüler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ann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annen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elegrafenber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empliner 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ha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heodor-Echtermey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heodor-Fontane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heodor-Hoppe-Weg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homas-Müntz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huja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ieck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iroler Damm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izia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ornow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rebbiner 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riftweg Groß Glienicke ung. 1-9 ; ger. 2-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ristanstr. ung. 1-23 ; ger. 2-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ristanstr. ung. 29-51 ; ger. 30-58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schaikowski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schudi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uchmacherstr. ung. 1-17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uchmacherstr. ung. 21-51 ; ger. 20-50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ulp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ürk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urmfalk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Turmstr. ung. 1-7 ; ger. 54-7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urmstr. ung. 17-47 ; ger. 22-4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urmstr. ung. 55-71 ; ger. 2-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Turnstr. ung. 15-47A ; ger. 16-4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urnstr. ung. 3 -13; ger. 5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Turnstr. ung. 49-51 ; ger. 2-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etzer Dorf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Uhlandstr. ung. 1-11A ; ger. 2-12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hlandstr. ung. 15-25A ; ger. 14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lanenweg ung. 5-7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lanenweg ung. 9-11 ; ger. 2-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lmen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lrich-Steinhauer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Ulrich-von-Hutten-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Ung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Unionssiedlu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Unter den Eichen ung. 1-49 ; ger. 2-5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Untere Plani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erbotener 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erkehrshof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Verlängerte Amts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iereckremis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irchowstr. ung. 1-5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irchowstr. ung. 7-51 ; ger. 2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ogelbeer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ogelsan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Vogelsang Grub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ogelweid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oltaireweg ung. 1-9 ; ger. 4-6E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olta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Von-Klitzing-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on-Stechow-Str. ung. 1 ; ger. 2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von-Stechow-Str. ung. 113-155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acholdersti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agner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aldhornweg ung. 13 ; ger. 12-1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aldhornweg ung. 17-39 ; ger. 16-4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aldhornweg ung. 49 ; ger. 4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aldmüll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ldstr.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ald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all am Kie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lnuss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alter-Funcke-Str. gesamt 1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alter-Klausch-Str. ung. 1-1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lter-Klausch-Str. ung. 3-51 ; ger. 4-5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nnse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sser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ttstr. ung. 17-23 ; ger. 20-2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attstr. ung. 5-13 ; ger. 2-1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berplatz ung. 1-19 ; ger. 2-18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berplatz ung. 21-29 ; ger. 20-2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b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g nach Bornim ung. 1-7 ; ger. 2-1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g nach Satzkor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idendamm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idenhof ung. 1-2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eidenhof ung. 25-29 ; ger. 2-2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einbergstr. ung. 1-19 ; ger. 2-1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inbergstr. ung. 21-43 ; ger. 20-42B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inmeister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inmeister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ißdornweg ger. 2-14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ißdornweg ung. 1-21 ; ger. 16-32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ndenkirchhof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ndenstei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rderscher Damm ung. 5-39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rderscher Weg ung. 1-1B ; ger. 2-2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rderscher Weg ung. 3 ; ger. 2C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rner-Nerlich-Boge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erner-Seelenbind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etzlarer 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chgraf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eland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eselkiez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esenhof ger. 2-2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esenhof ung. 1-13 ; ger. 22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esenrain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esenstr. ger. 38-4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esenstr. ung. 11-17 ; ger. 8-3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dapfel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ldbirn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ldeberstr. ung. 1-15 ; ger. 44-5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deberstr. ung. 21-37C ; ger. 20-38C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deberstr. ung. 43-55 ; ger. 2-1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dkirschenweg ung. 1-7 ; ger. 2-10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ldkirschenweg ung. 9-1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lhelm-Leuschn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lhelm-Staab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lli-Frohwein-Platz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illi-Schiller-Weg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ly-A.-Kleinau-Weg ger. 2-3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lly-A.-Kleinau-Weg ung. 5-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indmühlenwe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ndspiel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inkelhof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Wolfgang-Staudte-Str. ger. 14-2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olfgang-Staudte-Str. ger. 2-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olfgang-Staudte-Str. ung. 1-2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Wolle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Wublitzstr.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Yorck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arah-Leander-Str.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ger. 68H-68M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-5 ; ger. 174-17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13-135 ; ger. 110-13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39-145 ; ger. 138-1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47-163A ; ger. 146-16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65-171 ; ger. 164-17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173-189 ; ger. 2-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29-33 ; ger. 28-3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35-37 ; ger. 34-3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39-45 ; ger. 38-4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47-55 ; ger. 46-5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57-69 ; ger. 58-68G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7-27 ; ger. 8-26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71-83 ; ger. 70-82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eppelinstr. ung. 85-111 ; ger. 84-108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immerstr. ger. 12-12A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immerstr. ger. 2-10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immerstr. ung. 1 -15; ger. 14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iolkowskistr. 6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iolkowskistr. ger. 14-7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iolkowskistr. ung. 1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iolkowskistr. ung. 15-49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Bahnhof Pirschheid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um Bahnüberga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Exerzierhaus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um Großen Herz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Heizwerk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Jagenstein 3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Jagenstein ger. 10-2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Jagenstein ung. 1-3 ; ger. 2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Jagenstein ung. 5-37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ahleberg ung. 1-13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ahleberg ung. 15-23A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ahleberg ung. 25-99 ; ger. 4-26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irchsteigfeld 12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irchsteigfeld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irchsteigfeld ung. 1-11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Kurzen Feld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Lausebusch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Mühlenteich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Reiherstand gesamt 19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Storchennest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Teich ger. 6-20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Teufelssee ger. 30-4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Teufelssee ger. 6-8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Teufelssee ung. 1-35 ; ger. 2-4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Wasserturm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m Weißen Se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Weizenrin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m Windmühlenberg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r Anglerwiese gesamt </text:p>
          </table:table-cell>
          <table:table-cell office:value-type="string" calcext:value-type="string">
            <text:p><text:s/>WKLTW 19</text:p>
          </table:table-cell>
        </table:table-row>
        <table:table-row table:style-name="ro1">
          <table:table-cell office:value-type="string" calcext:value-type="string">
            <text:p>Zur Historischen Mühle gesamt </text:p>
          </table:table-cell>
          <table:table-cell office:value-type="string" calcext:value-type="string">
            <text:p><text:s/>WKLTW 21</text:p>
          </table:table-cell>
        </table:table-row>
        <table:table-row table:style-name="ro1">
          <table:table-cell office:value-type="string" calcext:value-type="string">
            <text:p>Zur Königlichen Hofbrauerei gesamt </text:p>
          </table:table-cell>
          <table:table-cell office:value-type="string" calcext:value-type="string">
            <text:p><text:s/>WKLTW 22</text:p>
          </table:table-cell>
        </table:table-row>
        <table:table-row table:style-name="ro1">
          <table:table-cell office:value-type="string" calcext:value-type="string">
            <text:p>Zur Nuthe ung. 1-31 ; ger. 2-32 </text:p>
          </table:table-cell>
          <table:table-cell office:value-type="string" calcext:value-type="string">
            <text:p><text:s/>WKLTW 22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1T21:52:16.420587216</dc:date>
    <dc:creator>hub 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3128" meta:object-count="0"/>
  </office:meta>
</office:document-meta>
</file>